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orphans="2" fo:widows="2"/>
      <style:text-properties style:font-name="Courier New" officeooo:paragraph-rsid="0019c086"/>
    </style:style>
    <style:style style:name="P6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7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P8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19c086" style:font-size-asian="11pt" style:font-style-asian="normal" style:font-weight-asian="normal" style:font-size-complex="11pt"/>
    </style:style>
    <style:style style:name="P9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1a47bc" style:font-size-asian="11pt" style:font-style-asian="normal" style:font-weight-asian="normal" style:font-size-complex="11pt"/>
    </style:style>
    <style:style style:name="P10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style:font-name="Courier New" fo:letter-spacing="normal"/>
    </style:style>
    <style:style style:name="P11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ourier New" fo:font-size="11pt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"/>
    </style:style>
    <style:style style:name="P13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" officeooo:paragraph-rsid="0019c086"/>
    </style:style>
    <style:style style:name="P14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" officeooo:paragraph-rsid="001a47bc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Courier New" officeooo:paragraph-rsid="001a4422"/>
    </style:style>
    <style:style style:name="P16" style:family="paragraph" style:parent-style-name="Preformatted_20_Text">
      <style:paragraph-properties fo:margin-top="0cm" fo:margin-bottom="0.66cm" loext:contextual-spacing="true" fo:line-height="100%" fo:orphans="2" fo:widows="2"/>
      <style:text-properties style:font-name="Courier New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solid" draw:fill-color="#000000"/>
      <style:text-properties style:font-name="Chilanka" fo:font-size="24pt"/>
    </style:style>
    <style:style style:name="T1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Chilanka" fo:font-size="11pt" fo:letter-spacing="normal" fo:font-style="normal" fo:font-weight="bold" officeooo:rsid="0019c086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style:font-name="Chilanka" fo:font-size="11pt" fo:letter-spacing="normal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Chilanka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/>
    </style:style>
    <style:style style:name="T11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/>
    </style:style>
    <style:style style:name="T12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3" style:family="text">
      <style:text-properties fo:font-variant="normal" fo:text-transform="none" fo:color="#000000" fo:font-size="11pt" fo:letter-spacing="normal" fo:font-style="normal" fo:font-weight="bold" officeooo:rsid="001a4422" style:font-size-asian="11pt" style:font-style-asian="normal" style:font-weight-asian="bold" style:font-size-complex="11pt" style:font-weight-complex="bold"/>
    </style:style>
    <style:style style:name="T14" style:family="text">
      <style:text-properties fo:font-variant="normal" fo:text-transform="none" fo:color="#000000" fo:font-size="11pt" fo:letter-spacing="normal" fo:font-style="normal" fo:font-weight="bold" officeooo:rsid="0019c086" style:font-size-asian="11pt" style:font-style-asian="normal" style:font-weight-asian="bold" style:font-size-complex="11pt"/>
    </style:style>
    <style:style style:name="T15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/>
    </style:style>
    <style:style style:name="T16" style:family="text">
      <style:text-properties fo:font-variant="normal" fo:text-transform="none" fo:color="#000000" fo:font-size="11pt" fo:letter-spacing="normal" fo:font-style="normal" fo:font-weight="normal" officeooo:rsid="001a4422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color="#000000" fo:font-size="11pt" fo:letter-spacing="normal" style:font-size-asian="11pt" style:font-size-complex="11pt"/>
    </style:style>
    <style:style style:name="T18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19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20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21" style:family="text">
      <style:text-properties style:font-name="Chilanka" fo:font-size="24pt"/>
    </style:style>
    <style:style style:name="gr1" style:family="graphic">
      <style:graphic-properties draw:stroke="solid" svg:stroke-width="0cm" svg:stroke-color="#000000" draw:fill="none" draw:textarea-vertical-align="top" draw:auto-grow-height="false" fo:min-height="4.39cm" fo:min-width="8.19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9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solid" svg:stroke-width="0cm" svg:stroke-color="#111111" draw:fill="none" draw:textarea-vertical-align="top" draw:auto-grow-height="false" fo:min-height="3.722cm" fo:min-width="0.6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111111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igura1" draw:style-name="gr8" draw:text-style-name="P1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" draw:style-name="gr4" draw:text-style-name="P19" svg:width="0.899cm" svg:height="0.851cm" svg:x="18.039cm" svg:y="0.083cm"><text:p><text:span text:style-name="T21">80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Muda minha vida</text:p>
      <text:p text:style-name="P3"/>
      <text:p text:style-name="P6"/>
      <text:p text:style-name="P1"><text:bookmark text:name="cifra_tom"/><text:span text:style-name="T18">Tom</text:span><text:span text:style-name="T20">: </text:span><text:a xlink:type="simple" xlink:href="https://www.cifraclub.com.br/alex-alex/muda-minha-vida/" text:style-name="ListLabel_20_1" text:visited-style-name="ListLabel_20_1"><text:span text:style-name="Internet_20_link"><text:span text:style-name="T10">C</text:span></text:span></text:a></text:p>
      <text:p text:style-name="P4"><text:bookmark text:name="cifra_capo"/><text:bookmark text:name="cifra_afi"/></text:p>
      <text:p text:style-name="P15"><text:span text:style-name="T12">Intro</text:span><text:span text:style-name="T15">: </text:span><text:span text:style-name="T13">F <text:s text:c="2"/>C4 <text:s text:c="2"/>C <text:s text:c="3"/>Am <text:s/>F9</text:span></text:p>
      <text:p text:style-name="P15"><text:span text:style-name="T13"><text:tab/> <text:s/>C4 <text:s/>C <text:s text:c="2"/>C/E <text:s/>F</text:span></text:p>
      <text:p text:style-name="P15"><text:span text:style-name="T16"><text:tab/></text:span><text:span text:style-name="T15"> </text:span></text:p>
      <text:p text:style-name="P11"><text:tab/></text:p>
      <text:p text:style-name="P12"><text:span text:style-name="T17"><text:s text:c="3"/></text:span><text:span text:style-name="T11">C4</text:span><text:span text:style-name="T15"> <text:s text:c="3"/></text:span><text:span text:style-name="T11">C</text:span><text:span text:style-name="T15"> <text:s text:c="3"/></text:span><text:span text:style-name="T11">C4</text:span><text:span text:style-name="T15"> <text:s text:c="3"/></text:span><text:span text:style-name="T11">C</text:span></text:p>
      <text:p text:style-name="P7">Estou aqui na tua casa</text:p>
      <text:p text:style-name="P12"><text:span text:style-name="T17"><text:s text:c="3"/></text:span><text:span text:style-name="T11">C/E</text:span><text:span text:style-name="T15"> <text:s text:c="5"/><text:tab/></text:span><text:span text:style-name="T11">F9</text:span></text:p>
      <text:p text:style-name="P7">Preciso ouvir tua voz</text:p>
      <text:p text:style-name="P7"/>
      <text:p text:style-name="P12"><text:span text:style-name="T17"><text:s/></text:span><text:span text:style-name="T11">C4</text:span><text:span text:style-name="T15"> <text:s text:c="6"/></text:span><text:span text:style-name="T11">C</text:span><text:span text:style-name="T15"> <text:s text:c="4"/></text:span><text:span text:style-name="T11">C4</text:span><text:span text:style-name="T15"> <text:s text:c="4"/></text:span><text:span text:style-name="T11">C</text:span></text:p>
      <text:p text:style-name="P7">Aos seus pés me lanço agora</text:p>
      <text:p text:style-name="P12"><text:span text:style-name="T17"><text:s text:c="3"/></text:span><text:span text:style-name="T11">C/E</text:span><text:span text:style-name="T15"> <text:s text:c="3"/><text:tab/> <text:s text:c="3"/></text:span><text:span text:style-name="T11">F9</text:span></text:p>
      <text:p text:style-name="P7">Eu sei que tu podes curar</text:p>
      <text:p text:style-name="P7"/>
      <text:p text:style-name="P12"><text:span text:style-name="T17"><text:s text:c="11"/></text:span><text:span text:style-name="T11">Am7</text:span><text:span text:style-name="T15"> <text:s text:c="26"/></text:span><text:span text:style-name="T11">Em</text:span></text:p>
      <text:p text:style-name="P7"><draw:line text:anchor-type="paragraph" draw:z-index="3" draw:name="Forma2" draw:style-name="gr6" draw:text-style-name="P17" svg:x1="-0.383cm" svg:y1="8.507cm" svg:x2="-0.364cm" svg:y2="0.123cm"><text:p/></draw:line><draw:line text:anchor-type="paragraph" draw:z-index="8" draw:name="Forma5" draw:style-name="gr2" draw:text-style-name="P18" svg:x1="-0.363cm" svg:y1="0.123cm" svg:x2="-0.012cm" svg:y2="0.125cm"><text:p/></draw:line>Eu trago a cicatriz de alguém que tanto errou</text:p>
      <text:p text:style-name="P12"><text:span text:style-name="T17"><text:s text:c="7"/></text:span><text:span text:style-name="T11">F</text:span><text:span text:style-name="T15"> <text:s text:c="9"/><text:tab/> <text:s text:c="4"/></text:span><text:span text:style-name="T11">G4</text:span><text:span text:style-name="T15"> <text:s text:c="5"/></text:span><text:span text:style-name="T11">G</text:span></text:p>
      <text:p text:style-name="P7">Mas tentou acertar, eu tentei acertar</text:p>
      <text:p text:style-name="P7"/>
      <text:p text:style-name="P12"><text:span text:style-name="T17"><text:s text:c="9"/></text:span><text:span text:style-name="T11">Am7</text:span><text:span text:style-name="T15"> <text:s text:c="15"/><text:tab/> <text:s text:c="2"/></text:span><text:span text:style-name="T11">Em</text:span></text:p>
      <text:p text:style-name="P7">Sei que hoje é meu dia, então decidi</text:p>
      <text:p text:style-name="P12"><text:span text:style-name="T17"><text:s text:c="12"/></text:span><text:span text:style-name="T11">F</text:span><text:span text:style-name="T15"> <text:s text:c="14"/></text:span><text:span text:style-name="T11">G4</text:span></text:p>
      <text:p text:style-name="P7">Que eu não vou mais chorar, ah</text:p>
      <text:p text:style-name="P11"><text:bookmark text:name="__DdeLink__276_1917728228"/></text:p>
      <text:p text:style-name="P10"><draw:custom-shape text:anchor-type="paragraph" draw:z-index="2" draw:name="Forma1" draw:style-name="gr1" draw:text-style-name="P17" svg:width="8.699cm" svg:height="4.64cm" svg:x="-0.164cm" svg:y="0.2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17"><text:s text:c="7"/></text:span><text:span text:style-name="T11"><text:s text:c="4"/></text:span><text:span text:style-name="T15"><text:s/></text:span><text:span text:style-name="T11">C</text:span><text:span text:style-name="T14">9</text:span></text:p>
      <text:p text:style-name="P7">Muda minha vida</text:p>
      <text:p text:style-name="P12"><text:span text:style-name="T17"><text:s text:c="12"/></text:span><text:span text:style-name="T11">G</text:span></text:p>
      <text:p text:style-name="P7">Muda minha sorte</text:p>
      <text:p text:style-name="P12"><text:span text:style-name="T17"><text:s text:c="10"/><text:tab/><text:tab/></text:span><text:span text:style-name="T11">Dm</text:span><text:span text:style-name="T15"> <text:s text:c="12"/></text:span><text:span text:style-name="T11">Am7</text:span></text:p>
      <text:p text:style-name="P7">Preciso de uma chance, do teu favor</text:p>
      <text:p text:style-name="P12"><text:span text:style-name="T17"><text:s text:c="3"/></text:span><text:span text:style-name="T11">G/B</text:span><text:span text:style-name="T15"> <text:s text:c="6"/></text:span><text:span text:style-name="T11">C9</text:span><text:span text:style-name="T15"> <text:s text:c="7"/><text:tab/> </text:span><text:span text:style-name="T11">G</text:span></text:p>
      <text:p text:style-name="P7">Tu tens o remédio pra minha alma</text:p>
      <text:p text:style-name="P12"><text:span text:style-name="T17"><text:s text:c="10"/><text:tab/><text:tab/></text:span><text:span text:style-name="T11">Dm</text:span><text:span text:style-name="T15"> <text:s text:c="4"/></text:span><text:span text:style-name="T11">G4</text:span><text:span text:style-name="T15"> <text:s text:c="7"/></text:span><text:span text:style-name="T11">C</text:span><text:span text:style-name="T14">9</text:span></text:p>
      <text:p text:style-name="P7">Preciso de um milagre hoje, Senhor!</text:p>
      <text:p text:style-name="P7"><text:bookmark text:name="__DdeLink__276_19177282281"/></text:p>
      <text:p text:style-name="P11"><draw:custom-shape text:anchor-type="paragraph" draw:z-index="4" draw:name="Forma4" draw:style-name="gr5" draw:text-style-name="P17" svg:width="1.14cm" svg:height="3.971cm" svg:x="7.807cm" svg:y="0.106cm"><text:p/><draw:enhanced-geometry draw:mirror-horizontal="false" draw:mirror-vertical="false" svg:viewBox="0 0 0 0" drawooo:sub-view-size="647 2252" draw:text-areas="0 0 ?f0 ?f1" draw:type="ooxml-non-primitive" draw:enhanced-path="M 0 0 C 161 0 323 93 323 187 L 323 937 C 323 1031 484 1125 646 1125 484 1125 323 1219 323 1313 L 323 2063 C 323 2157 161 2251 0 2251 N"><draw:equation draw:name="f0" draw:formula="logwidth"/><draw:equation draw:name="f1" draw:formula="logheight"/></draw:enhanced-geometry></draw:custom-shape></text:p>
      <text:p text:style-name="P12"><text:span text:style-name="T11">Am7</text:span><text:span text:style-name="T15"> <text:s text:c="5"/><text:tab/> <text:s text:c="3"/></text:span><text:span text:style-name="T11">F9</text:span></text:p>
      <text:p text:style-name="P12"><text:span text:style-name="T17"><text:s/></text:span><text:span text:style-name="T15">Não vou sair daqui</text:span></text:p>
      <text:p text:style-name="P12"><draw:custom-shape text:anchor-type="char" draw:z-index="6" draw:style-name="gr3" draw:text-style-name="P19" svg:width="0.899cm" svg:height="0.819cm" svg:x="9.255cm" svg:y="0.236cm"><text:p><text:span text:style-name="T21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7"><text:s text:c="19"/></text:span><text:span text:style-name="T11">G4</text:span></text:p>
      <text:p text:style-name="P12"><text:span text:style-name="T17"><text:s/></text:span><text:span text:style-name="T15">Enquanto não me abençoar</text:span></text:p>
      <text:p text:style-name="P12"><text:span text:style-name="T17"><text:s text:c="14"/><text:tab/></text:span><text:span text:style-name="T11">Am7</text:span></text:p>
      <text:p text:style-name="P12"><text:span text:style-name="T17"><text:s/></text:span><text:span text:style-name="T15">Meu Deus, Deus meu</text:span></text:p>
      <text:p text:style-name="P12"><text:span text:style-name="T17"><text:s text:c="11"/><text:tab/></text:span><text:span text:style-name="T11">F</text:span><text:span text:style-name="T15"> <text:s text:c="13"/></text:span><text:span text:style-name="T11">G4</text:span><text:span text:style-name="T15"> <text:s text:c="9"/></text:span></text:p>
      <text:p text:style-name="P12"><text:span text:style-name="T17"><text:s/></text:span><text:span text:style-name="T15">Eu vou te tocar custe o que custar</text:span></text:p>
      <text:p text:style-name="P11"/>
      <text:p text:style-name="P10"><draw:custom-shape text:anchor-type="paragraph" draw:z-index="9" draw:name="Forma1" draw:style-name="gr1" draw:text-style-name="P17" svg:width="8.699cm" svg:height="4.64cm" svg:x="-0.164cm" svg:y="0.2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17"><text:s text:c="7"/></text:span><text:span text:style-name="T11"><text:s text:c="4"/></text:span><text:span text:style-name="T15"><text:s/></text:span><text:span text:style-name="T11">C</text:span><text:span text:style-name="T14">9</text:span></text:p>
      <text:p text:style-name="P9">Muda minha vida</text:p>
      <text:p text:style-name="P14"><text:span text:style-name="T17"><text:s text:c="12"/></text:span><text:span text:style-name="T11">G</text:span></text:p>
      <text:p text:style-name="P9">Muda minha sorte</text:p>
      <text:p text:style-name="P14"><draw:custom-shape text:anchor-type="char" draw:z-index="7" draw:style-name="gr3" draw:text-style-name="P19" svg:width="0.899cm" svg:height="0.819cm" svg:x="8.964cm" svg:y="0.072cm"><text:p><text:span text:style-name="T21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7"><text:s text:c="10"/><text:tab/><text:tab/></text:span><text:span text:style-name="T11">Dm</text:span><text:span text:style-name="T15"> <text:s text:c="12"/></text:span><text:span text:style-name="T11">Am7</text:span></text:p>
      <text:p text:style-name="P9">Preciso de uma chance, do teu favor</text:p>
      <text:p text:style-name="P14"><text:span text:style-name="T17"><text:s text:c="3"/></text:span><text:span text:style-name="T11">G/B</text:span><text:span text:style-name="T15"> <text:s text:c="6"/></text:span><text:span text:style-name="T11">C9</text:span><text:span text:style-name="T15"> <text:s text:c="7"/><text:tab/> </text:span><text:span text:style-name="T11">G</text:span></text:p>
      <text:p text:style-name="P9">Tu tens o remédio pra minha alma</text:p>
      <text:p text:style-name="P14"><text:span text:style-name="T17"><text:s text:c="10"/><text:tab/><text:tab/></text:span><text:span text:style-name="T11">Dm</text:span><text:span text:style-name="T15"> <text:s text:c="4"/></text:span><text:span text:style-name="T11">G4</text:span><text:span text:style-name="T15"> <text:s text:c="7"/></text:span><text:span text:style-name="T11">C</text:span><text:span text:style-name="T14">9</text:span></text:p>
      <text:p text:style-name="P9">Preciso de um milagre hoje, Senhor!</text:p>
      <text:p text:style-name="P9"/>
      <text:p text:style-name="P16"><draw:line text:anchor-type="paragraph" draw:z-index="1" draw:name="Forma3" draw:style-name="gr7" draw:text-style-name="P17" svg:x1="19.96cm" svg:y1="-33.362cm" svg:x2="19.964cm" svg:y2="9.58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2:23:41.691000000</dc:date>
    <meta:editing-cycles>52</meta:editing-cycles>
    <meta:editing-duration>P1DT6H10M24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50" meta:word-count="185" meta:character-count="1214" meta:non-whitespace-character-count="6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